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c468" officeooo:paragraph-rsid="001cc468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{d.charts[i+1]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2-03-18T09:06:31.797905944</dc:date>
    <meta:editing-duration>PT41M19S</meta:editing-duration>
    <meta:editing-cycles>4</meta:editing-cycles>
    <meta:generator>LibreOffice/7.3.1.2$MacOSX_X86_64 LibreOffice_project/9fff0292474d6d0bf5df787b512c71d9ac4bc98e</meta:generator>
    <meta:document-statistic meta:table-count="0" meta:image-count="0" meta:object-count="1" meta:page-count="1" meta:paragraph-count="2" meta:word-count="1" meta:character-count="15" meta:non-whitespace-character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5.817cm" svg:y="0.179cm" svg:width="7.667cm" svg:height="2.8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.charts[i].data[i].label} {bind(91) = d.charts[i].data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.charts[i].data[i+1].label} {bind(32) = d.charts[i].data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2$MacOSX_X86_64 LibreOffice_project/9fff0292474d6d0bf5df787b512c71d9ac4bc98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